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C3B046075A8FFA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0" svg:font-family="0"/>
    <style:font-face style:name="OpenSymbol2" svg:font-family="OpenSymbol"/>
    <style:font-face style:name="Tahoma1" svg:font-family="Tahoma"/>
    <style:font-face style:name="Ubuntu Condensed" svg:font-family="'Ubuntu Condensed'"/>
    <style:font-face style:name="Calibri5" svg:font-family="Calibri"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1" svg:font-family="Calibri" style:font-adornments="Regular" style:font-family-generic="swiss" style:font-pitch="variable"/>
    <style:font-face style:name="Courier New3" svg:font-family="'Courier New'" style:font-family-generic="swiss" style:font-pitch="variable"/>
    <style:font-face style:name="Ubuntu Condensed1"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automatic-styles>
    <style:style style:name="RevisionHistoryTable" style:family="table">
      <style:table-properties style:width="19.001cm" table:align="margins"/>
    </style:style>
    <style:style style:name="RevisionHistoryTable.A" style:family="table-column">
      <style:table-column-properties style:column-width="2.233cm" style:rel-column-width="7702*"/>
    </style:style>
    <style:style style:name="RevisionHistoryTable.B" style:family="table-column">
      <style:table-column-properties style:column-width="3.175cm" style:rel-column-width="10950*"/>
    </style:style>
    <style:style style:name="RevisionHistoryTable.C" style:family="table-column">
      <style:table-column-properties style:column-width="2.993cm" style:rel-column-width="10324*"/>
    </style:style>
    <style:style style:name="RevisionHistoryTable.D" style:family="table-column">
      <style:table-column-properties style:column-width="10.599cm" style:rel-column-width="36559*"/>
    </style:style>
    <style:style style:name="RevisionHistoryTable.A1" style:family="table-cell">
      <style:table-cell-properties fo:padding="0.097cm" fo:border-left="0.05pt solid #000000" fo:border-right="none" fo:border-top="0.05pt solid #000000" fo:border-bottom="0.05pt solid #000000"/>
    </style:style>
    <style:style style:name="RevisionHistoryTable.D1" style:family="table-cell">
      <style:table-cell-properties fo:padding="0.097cm" fo:border="0.05pt solid #000000"/>
    </style:style>
    <style:style style:name="RevisionHistoryTable.A2" style:family="table-cell">
      <style:table-cell-properties fo:padding="0.097cm" fo:border-left="0.05pt solid #000000" fo:border-right="none" fo:border-top="none" fo:border-bottom="0.05pt solid #000000"/>
    </style:style>
    <style:style style:name="RevisionHistoryTable.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9.001cm" style:type="right"/>
        </style:tab-stops>
      </style:paragraph-properties>
    </style:style>
    <style:style style:name="P2" style:family="paragraph" style:parent-style-name="_30_0_5f_Default">
      <style:text-properties fo:language="en" fo:country="US"/>
    </style:style>
    <style:style style:name="P3" style:family="paragraph" style:parent-style-name="_30_0_5f_Default">
      <style:paragraph-properties fo:text-align="end" style:justify-single-word="false"/>
    </style:style>
    <style:style style:name="P4" style:family="paragraph" style:parent-style-name="_30_0_5f_Default">
      <style:text-properties officeooo:rsid="011b026f" officeooo:paragraph-rsid="011b026f"/>
    </style:style>
    <style:style style:name="P5" style:family="paragraph" style:parent-style-name="_30_0_5f_Default">
      <style:text-properties officeooo:rsid="011e3671" officeooo:paragraph-rsid="011e3671"/>
    </style:style>
    <style:style style:name="P6" style:family="paragraph" style:parent-style-name="_30_0_5f_Default">
      <style:text-properties style:font-name="Calibri1" fo:font-size="14pt" fo:language="en" fo:country="GB" officeooo:rsid="011b026f" officeooo:paragraph-rsid="011b026f"/>
    </style:style>
    <style:style style:name="P7" style:family="paragraph" style:parent-style-name="Standard">
      <style:paragraph-properties fo:padding="0cm" fo:border="none" style:shadow="none">
        <style:tab-stops/>
      </style:paragraph-properties>
      <style:text-properties fo:color="#008080" loext:opacity="100%" style:font-name="Courier New3" fo:font-size="12pt" style:font-size-asian="12pt" style:font-size-complex="12pt"/>
    </style:style>
    <style:style style:name="P8" style:family="paragraph" style:parent-style-name="Table_20_Heading">
      <style:text-properties style:font-name="Calibri1" fo:font-size="14pt"/>
    </style:style>
    <style:style style:name="P9" style:family="paragraph" style:parent-style-name="Table_20_Contents">
      <style:text-properties style:font-name="Calibri1" fo:font-size="14pt"/>
    </style:style>
    <style:style style:name="P10" style:family="paragraph" style:parent-style-name="Table_20_Contents">
      <style:text-properties style:font-name="Calibri1" fo:font-size="14pt" officeooo:rsid="0025c718" officeooo:paragraph-rsid="0025c718"/>
    </style:style>
    <style:style style:name="P11" style:family="paragraph" style:parent-style-name="Standard">
      <style:text-properties officeooo:paragraph-rsid="0078dba3"/>
    </style:style>
    <style:style style:name="P12" style:family="paragraph" style:parent-style-name="_30_0_5f_Default_20_No_20_Spacing">
      <style:text-properties officeooo:rsid="011b026f" officeooo:paragraph-rsid="011b026f"/>
    </style:style>
    <style:style style:name="P13" style:family="paragraph" style:parent-style-name="_30_0_5f_Default_20_No_20_Spacing">
      <style:text-properties officeooo:rsid="011c42c7" officeooo:paragraph-rsid="011c42c7"/>
    </style:style>
    <style:style style:name="P14" style:family="paragraph" style:parent-style-name="_30_0_5f_Default_20_No_20_Spacing">
      <style:text-properties officeooo:rsid="011e3671" officeooo:paragraph-rsid="011e3671"/>
    </style:style>
    <style:style style:name="P15" style:family="paragraph" style:parent-style-name="_30_0_5f_Default_20_No_20_Spacing">
      <style:text-properties officeooo:rsid="0120c803" officeooo:paragraph-rsid="0120c803"/>
    </style:style>
    <style:style style:name="P16" style:family="paragraph" style:parent-style-name="_30_0_5f_Default_20_No_20_Spacing">
      <style:paragraph-properties fo:margin-left="0cm" fo:margin-right="0cm" fo:text-indent="0.4cm" style:auto-text-indent="false"/>
      <style:text-properties officeooo:paragraph-rsid="011b026f"/>
    </style:style>
    <style:style style:name="P17" style:family="paragraph" style:parent-style-name="_31_1_5f_CODE_5f_Setup">
      <style:text-properties officeooo:rsid="011b026f" officeooo:paragraph-rsid="011c42c7"/>
    </style:style>
    <style:style style:name="P18" style:family="paragraph" style:parent-style-name="_31_1_5f_CODE_5f_Setup">
      <style:text-properties officeooo:paragraph-rsid="011c42c7"/>
    </style:style>
    <style:style style:name="P19" style:family="paragraph" style:parent-style-name="_31_1_5f_CODE_5f_Setup">
      <style:text-properties officeooo:paragraph-rsid="0120c803"/>
    </style:style>
    <style:style style:name="P20" style:family="paragraph" style:parent-style-name="_31_4_5f_IMPORTANT">
      <style:text-properties officeooo:paragraph-rsid="0120c803"/>
    </style:style>
    <style:style style:name="P21" style:family="paragraph" style:parent-style-name="Contents_20_1">
      <style:paragraph-properties>
        <style:tab-stops>
          <style:tab-stop style:position="19.001cm" style:type="righ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3">
      <style:paragraph-properties>
        <style:tab-stops>
          <style:tab-stop style:position="19.001cm" style:type="right" style:leader-style="dotted" style:leader-text="."/>
        </style:tab-stops>
      </style:paragraph-properties>
    </style:style>
    <style:style style:name="P24" style:family="paragraph" style:parent-style-name="Contents_20_4">
      <style:paragraph-properties>
        <style:tab-stops>
          <style:tab-stop style:position="19.001cm" style:type="right" style:leader-style="dotted" style:leader-text="."/>
        </style:tab-stops>
      </style:paragraph-properties>
    </style:style>
    <style:style style:name="P25" style:family="paragraph" style:parent-style-name="Contents_20_5">
      <style:paragraph-properties>
        <style:tab-stops>
          <style:tab-stop style:position="19.001cm" style:type="right" style:leader-style="dotted" style:leader-text="."/>
        </style:tab-stops>
      </style:paragraph-properties>
    </style:style>
    <style:style style:name="P26" style:family="paragraph" style:parent-style-name="_30_1_5f_BookTitle" style:master-page-name="_30_0-01_20_INTRO">
      <style:paragraph-properties style:page-number="auto"/>
    </style:style>
    <style:style style:name="P27" style:family="paragraph" style:parent-style-name="_30_0_5f_Default">
      <style:text-properties officeooo:rsid="0123ba92" officeooo:paragraph-rsid="0123ba92"/>
    </style:style>
    <style:style style:name="P28" style:family="paragraph" style:parent-style-name="_30_0_5f_Default">
      <style:text-properties officeooo:rsid="01269bf7" officeooo:paragraph-rsid="01269bf7"/>
    </style:style>
    <style:style style:name="P29" style:family="paragraph" style:parent-style-name="_30_0_5f_Default_20_No_20_Spacing" style:list-style-name="WWNum2">
      <style:text-properties officeooo:paragraph-rsid="011b026f"/>
    </style:style>
    <style:style style:name="P30" style:family="paragraph" style:parent-style-name="_30_0_5f_Default_20_No_20_Spacing">
      <style:text-properties officeooo:rsid="011f7769" officeooo:paragraph-rsid="011f7769"/>
    </style:style>
    <style:style style:name="P31" style:family="paragraph" style:parent-style-name="_30_0_5f_Default_20_No_20_Spacing">
      <style:text-properties officeooo:paragraph-rsid="0123ba92"/>
    </style:style>
    <style:style style:name="P32" style:family="paragraph" style:parent-style-name="_30_0_5f_Default_20_No_20_Spacing">
      <style:text-properties officeooo:rsid="01257f8c" officeooo:paragraph-rsid="01257f8c"/>
    </style:style>
    <style:style style:name="P33" style:family="paragraph" style:parent-style-name="_30_0_5f_Default_20_No_20_Spacing">
      <style:text-properties officeooo:rsid="01269bf7" officeooo:paragraph-rsid="01269bf7"/>
    </style:style>
    <style:style style:name="P34" style:family="paragraph" style:parent-style-name="_30_2_5f_Title" style:master-page-name="_30_0-00_20_Default">
      <style:paragraph-properties style:page-number="auto"/>
    </style:style>
    <style:style style:name="P35" style:family="paragraph" style:parent-style-name="_30_2_5f_Title">
      <style:paragraph-properties fo:break-before="page"/>
      <style:text-properties style:text-outline="false" style:font-name="Calibri1" fo:font-size="24pt" fo:language="en" fo:country="US" fo:text-shadow="none" fo:font-weight="bold" officeooo:rsid="00a70b59" officeooo:paragraph-rsid="00a70b59" style:font-size-asian="16pt" style:font-weight-asian="bold" style:font-size-complex="16pt" style:font-weight-complex="bold"/>
    </style:style>
    <style:style style:name="P36" style:family="paragraph" style:parent-style-name="_30_3_5f_Chapter">
      <style:text-properties officeooo:rsid="0123ba92" officeooo:paragraph-rsid="0123ba92"/>
    </style:style>
    <style:style style:name="P37" style:family="paragraph" style:parent-style-name="_30_3_5f_Chapter" style:list-style-name="WWNum1">
      <style:paragraph-properties fo:margin-left="0cm" fo:margin-right="0cm" fo:text-indent="0cm" style:auto-text-indent="false">
        <style:tab-stops>
          <style:tab-stop style:position="0cm"/>
        </style:tab-stops>
      </style:paragraph-properties>
      <style:text-properties officeooo:paragraph-rsid="011b026f"/>
    </style:style>
    <style:style style:name="P38" style:family="paragraph" style:parent-style-name="_30_4_5f_Section">
      <style:text-properties officeooo:rsid="011b026f" officeooo:paragraph-rsid="011b026f"/>
    </style:style>
    <style:style style:name="P39" style:family="paragraph" style:parent-style-name="_30_5_5f_SubSection">
      <style:text-properties officeooo:rsid="011c42c7" officeooo:paragraph-rsid="011c42c7"/>
    </style:style>
    <style:style style:name="P40" style:family="paragraph" style:parent-style-name="_30_5_5f_SubSection">
      <style:text-properties officeooo:paragraph-rsid="01269bf7"/>
    </style:style>
    <style:style style:name="P41" style:family="paragraph" style:parent-style-name="_31_1_5f_CODE_5f_Setup">
      <style:text-properties officeooo:rsid="0123ba92" officeooo:paragraph-rsid="0123ba92"/>
    </style:style>
    <style:style style:name="P42" style:family="paragraph" style:parent-style-name="_31_1_5f_CODE_5f_Setup">
      <style:text-properties officeooo:paragraph-rsid="0123ba92"/>
    </style:style>
    <style:style style:name="P43" style:family="paragraph" style:parent-style-name="_31_1_5f_CODE_5f_Setup">
      <style:text-properties officeooo:rsid="01257f8c" officeooo:paragraph-rsid="01257f8c"/>
    </style:style>
    <style:style style:name="P44" style:family="paragraph" style:parent-style-name="_31_1_5f_CODE_5f_Setup">
      <style:text-properties officeooo:paragraph-rsid="01257f8c"/>
    </style:style>
    <style:style style:name="P45" style:family="paragraph" style:parent-style-name="_31_1_5f_CODE_5f_Setup">
      <style:text-properties officeooo:rsid="011b026f" officeooo:paragraph-rsid="01269bf7"/>
    </style:style>
    <style:style style:name="P46" style:family="paragraph" style:parent-style-name="_31_1_5f_CODE_5f_Setup">
      <style:text-properties officeooo:paragraph-rsid="01269bf7"/>
    </style:style>
    <style:style style:name="P47" style:family="paragraph" style:parent-style-name="_31_1_5f_CODE_5f_Setup">
      <style:text-properties officeooo:rsid="01269bf7" officeooo:paragraph-rsid="01269bf7"/>
    </style:style>
    <style:style style:name="P48" style:family="paragraph" style:parent-style-name="Contents_20_1">
      <style:paragraph-properties>
        <style:tab-stops>
          <style:tab-stop style:position="19.001cm" style:type="right"/>
        </style:tab-stops>
      </style:paragraph-properties>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Contents_20_3">
      <style:paragraph-properties>
        <style:tab-stops>
          <style:tab-stop style:position="19.001cm" style:type="right" style:leader-style="dotted" style:leader-text="."/>
        </style:tab-stops>
      </style:paragraph-properties>
    </style:style>
    <style:style style:name="P51" style:family="paragraph" style:parent-style-name="Contents_20_4">
      <style:paragraph-properties>
        <style:tab-stops>
          <style:tab-stop style:position="19.001cm" style:type="right" style:leader-style="dotted" style:leader-text="."/>
        </style:tab-stops>
      </style:paragraph-properties>
    </style:style>
    <style:style style:name="P52" style:family="paragraph" style:parent-style-name="Contents_20_5">
      <style:paragraph-properties>
        <style:tab-stops>
          <style:tab-stop style:position="19.001cm" style:type="right" style:leader-style="dotted" style:leader-text="."/>
        </style:tab-stops>
      </style:paragraph-properties>
    </style:style>
    <style:style style:name="T1" style:family="text">
      <style:text-properties style:font-name="Calibri4"/>
    </style:style>
    <style:style style:name="T2" style:family="text">
      <style:text-properties style:font-name="Calibri4" fo:font-size="8pt" fo:font-style="italic" style:font-size-asian="8pt" style:font-style-asian="italic" style:font-size-complex="8pt" style:font-style-complex="italic"/>
    </style:style>
    <style:style style:name="T3" style:family="text">
      <style:text-properties style:font-name="Calibri4" fo:font-size="8pt" fo:font-style="italic" style:font-name-asian="Calibri5" style:font-size-asian="8pt" style:font-style-asian="italic" style:font-name-complex="Calibri5" style:font-size-complex="8pt" style:font-style-complex="italic"/>
    </style:style>
    <style:style style:name="T4" style:family="text">
      <style:text-properties style:font-name="Calibri4" style:font-name-asian="Calibri5" style:font-name-complex="Calibri5"/>
    </style:style>
    <style:style style:name="T5" style:family="text">
      <style:text-properties fo:language="en" fo:country="US"/>
    </style:style>
    <style:style style:name="T6" style:family="text">
      <style:text-properties style:font-name="Calibri5" style:font-name-asian="Calibri5" style:font-name-complex="Calibri5"/>
    </style:style>
    <style:style style:name="T7" style:family="text">
      <style:text-properties fo:font-style="italic" style:font-style-asian="italic" style:font-style-complex="italic"/>
    </style:style>
    <style:style style:name="T8" style:family="text">
      <style:text-properties fo:font-style="italic" fo:background-color="#eeeeee" loext:char-shading-value="0" style:font-style-asian="italic" style:font-style-complex="italic"/>
    </style:style>
    <style:style style:name="T9" style:family="text">
      <style:text-properties style:font-name="Calibri1" style:font-name-asian="Calibri5" style:font-name-complex="Calibri5"/>
    </style:style>
    <style:style style:name="T10" style:family="text">
      <style:text-properties style:font-name="Calibri1" fo:font-size="14pt" fo:language="en" fo:country="GB"/>
    </style:style>
    <style:style style:name="T11"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12" style:family="text">
      <style:text-properties style:font-name="Courier New" fo:font-size="6pt" officeooo:rsid="00e3a87f" style:font-size-asian="6pt" style:font-size-complex="6pt"/>
    </style:style>
    <style:style style:name="T13" style:family="text">
      <style:text-properties style:font-name="Courier New" fo:font-size="6pt" officeooo:rsid="00e3a459" style:font-size-asian="6pt" style:font-size-complex="6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027c9ab"/>
    </style:style>
    <style:style style:name="T16" style:family="text">
      <style:text-properties fo:font-weight="bold" style:font-weight-asian="bold" style:font-weight-complex="bold"/>
    </style:style>
    <style:style style:name="T17"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18" style:family="text">
      <style:text-properties fo:background-color="transparent" loext:char-shading-value="0"/>
    </style:style>
    <style:style style:name="T19" style:family="text">
      <style:text-properties officeooo:rsid="011b026f"/>
    </style:style>
    <style:style style:name="T20" style:family="text">
      <style:text-properties officeooo:rsid="011c42c7"/>
    </style:style>
    <style:style style:name="T21" style:family="text">
      <style:text-properties officeooo:rsid="011e3671"/>
    </style:style>
    <style:style style:name="T22" style:family="text">
      <style:text-properties officeooo:rsid="0120c803"/>
    </style:style>
    <style:style style:name="T23" style:family="text">
      <style:text-properties style:font-name="Courier New1" fo:font-size="8pt" fo:language="zxx" fo:country="none" officeooo:rsid="0123ba92" style:font-size-asian="8pt" style:font-size-complex="8pt"/>
    </style:style>
    <style:style style:name="T24" style:family="text">
      <style:text-properties style:font-name="Courier New1" fo:font-size="8pt" fo:language="zxx" fo:country="none" officeooo:rsid="01257f8c" style:font-size-asian="8pt" style:font-size-complex="8pt"/>
    </style:style>
    <style:style style:name="T25" style:family="text">
      <style:text-properties style:font-name="Courier New1" fo:font-size="8pt" fo:language="zxx" fo:country="none" officeooo:rsid="01269bf7" style:font-size-asian="8pt" style:font-size-complex="8pt"/>
    </style:style>
    <style:style style:name="T26" style:family="text">
      <style:text-properties officeooo:rsid="01269bf7"/>
    </style:style>
    <style:style style:name="T27" style:family="text">
      <style:text-properties fo:font-variant="normal" fo:text-transform="none" style:font-name="Calibri" fo:font-size="20pt" fo:letter-spacing="normal" fo:language="en" fo:country="GB" style:text-underline-style="solid" style:text-underline-width="auto" style:text-underline-color="font-color" fo:font-weight="bold" officeooo:rsid="01269bf7" style:font-size-asian="13pt" style:font-weight-asian="bold" style:font-size-complex="13pt" style:font-weight-complex="bold"/>
    </style:style>
    <style:style style:name="T28" style:family="text"/>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ime-style style:name="N40">
      <number:hours number:style="long"/>
      <number:text>:</number:text>
      <number:minutes number:style="long"/>
    </number:tim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0.035)" text:name="libVersion"/>
      </text:user-field-decls>
      <text:p text:style-name="P26"><text:span text:style-name="T5"><text:title>Guide to vp-cpp-template</text:title></text:span><text:s/></text:p>
      <text:p text:style-name="P3"><text:span text:style-name="T14">ver: </text:span><text:span text:style-name="T14"><text:editing-cycles>11</text:editing-cycles></text:span><text:span text:style-name="T14"><text:s/>-Modified: </text:span><text:span text:style-name="T14"><text:modification-date style:data-style-name="N75">18 Apr 2021</text:modification-date></text:span><text:span text:style-name="T14">, </text:span><text:span text:style-name="T14"><text:modification-time style:data-style-name="N40">22:25</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text:a xlink:type="simple" xlink:href="#__RefHeading__9416_1741604102" text:style-name="_30_0-00_20_Default" text:visited-style-name="_30_0-00_20_Default"><text:span text:style-name="_30_0-01_20_Bold">Revision History</text:span></text:a><text:a xlink:type="simple" xlink:href="#__RefHeading__9416_1741604102" text:style-name="_30_0-00_20_Default" text:visited-style-name="_30_0-00_20_Default"><text:span text:style-name="_30_0-00_20_Default"> </text:span></text:a><text:a xlink:type="simple" xlink:href="#__RefHeading__9416_1741604102" text:style-name="_30_0-00_20_Default" text:visited-style-name="_30_0-00_20_Default"><text:tab/> </text:a><text:a xlink:type="simple" xlink:href="#__RefHeading__9416_1741604102" text:style-name="_30_0-00_20_Default" text:visited-style-name="_30_0-00_20_Default"><text:span text:style-name="_30_0-02_20_Italic">2</text:span></text:a></text:p>
          <text:p text:style-name="P48"><text:a xlink:type="simple" xlink:href="#__RefHeading___Toc12648_14240649" text:style-name="_30_0-00_20_Default" text:visited-style-name="_30_0-00_20_Default"><text:span text:style-name="_30_0-01_20_Bold">About</text:span></text:a><text:a xlink:type="simple" xlink:href="#__RefHeading___Toc12648_14240649" text:style-name="_30_0-00_20_Default" text:visited-style-name="_30_0-00_20_Default"><text:span text:style-name="_30_0-00_20_Default"> </text:span></text:a><text:a xlink:type="simple" xlink:href="#__RefHeading___Toc12648_14240649" text:style-name="_30_0-00_20_Default" text:visited-style-name="_30_0-00_20_Default"><text:tab/> </text:a><text:a xlink:type="simple" xlink:href="#__RefHeading___Toc12648_14240649" text:style-name="_30_0-00_20_Default" text:visited-style-name="_30_0-00_20_Default"><text:span text:style-name="_30_0-02_20_Italic">3</text:span></text:a></text:p>
          <text:p text:style-name="P49"><text:a xlink:type="simple" xlink:href="#__RefHeading___Toc4331_3407236965" text:style-name="_30_0-00_20_Default" text:visited-style-name="_30_0-00_20_Default"><text:span text:style-name="_30_0-01_20_Bold">1 </text:span></text:a><text:a xlink:type="simple" xlink:href="#__RefHeading___Toc4331_3407236965" text:style-name="_30_0-00_20_Default" text:visited-style-name="_30_0-00_20_Default"><text:s/></text:a><text:a xlink:type="simple" xlink:href="#__RefHeading___Toc4331_3407236965" text:style-name="_30_0-00_20_Default" text:visited-style-name="_30_0-00_20_Default"><text:span text:style-name="_30_0-00_20_Default">About the vp-cpp-template</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6_20_Gray_20_7"><text:tab/></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2_20_Italic">3</text:span></text:a></text:p>
          <text:p text:style-name="P49"><text:a xlink:type="simple" xlink:href="#__RefHeading___Toc4333_3407236965" text:style-name="_30_0-00_20_Default" text:visited-style-name="_30_0-00_20_Default"><text:span text:style-name="_30_0-01_20_Bold">2 </text:span></text:a><text:a xlink:type="simple" xlink:href="#__RefHeading___Toc4333_3407236965" text:style-name="_30_0-00_20_Default" text:visited-style-name="_30_0-00_20_Default"><text:s/></text:a><text:a xlink:type="simple" xlink:href="#__RefHeading___Toc4333_3407236965" text:style-name="_30_0-00_20_Default" text:visited-style-name="_30_0-00_20_Default"><text:span text:style-name="_30_0-00_20_Default">Quick setup and test-run</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6_20_Gray_20_7"><text:tab/></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2_20_Italic">4</text:span></text:a></text:p>
          <text:p text:style-name="P50"><text:a xlink:type="simple" xlink:href="#__RefHeading___Toc4335_3407236965" text:style-name="_30_0-00_20_Default" text:visited-style-name="_30_0-00_20_Default"><text:span text:style-name="_30_0-01_20_Bold">1.1. </text:span></text:a><text:a xlink:type="simple" xlink:href="#__RefHeading___Toc4335_3407236965" text:style-name="_30_0-00_20_Default" text:visited-style-name="_30_0-00_20_Default"><text:s/></text:a><text:a xlink:type="simple" xlink:href="#__RefHeading___Toc4335_3407236965" text:style-name="_30_0-00_20_Default" text:visited-style-name="_30_0-00_20_Default"><text:span text:style-name="_30_0-00_20_Default">On Windows</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6_20_Gray_20_7"><text:tab/></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2_20_Italic">4</text:span></text:a></text:p>
          <text:p text:style-name="P51"><text:a xlink:type="simple" xlink:href="#__RefHeading___Toc4337_3407236965" text:style-name="_30_0-00_20_Default" text:visited-style-name="_30_0-00_20_Default"><text:span text:style-name="_30_0-01_20_Bold">1.1.1. </text:span></text:a><text:a xlink:type="simple" xlink:href="#__RefHeading___Toc4337_3407236965" text:style-name="_30_0-00_20_Default" text:visited-style-name="_30_0-00_20_Default"><text:s/></text:a><text:a xlink:type="simple" xlink:href="#__RefHeading___Toc4337_3407236965" text:style-name="_30_0-00_20_Default" text:visited-style-name="_30_0-00_20_Default"><text:span text:style-name="_30_0-00_20_Default">Build on Windows</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6_20_Gray_20_7"><text:tab/></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2_20_Italic">4</text:span></text:a></text:p>
          <text:p text:style-name="P51"><text:a xlink:type="simple" xlink:href="#__RefHeading___Toc4339_3407236965" text:style-name="_30_0-00_20_Default" text:visited-style-name="_30_0-00_20_Default"><text:span text:style-name="_30_0-01_20_Bold">1.1.2. </text:span></text:a><text:a xlink:type="simple" xlink:href="#__RefHeading___Toc4339_3407236965" text:style-name="_30_0-00_20_Default" text:visited-style-name="_30_0-00_20_Default"><text:s/></text:a><text:a xlink:type="simple" xlink:href="#__RefHeading___Toc4339_3407236965" text:style-name="_30_0-00_20_Default" text:visited-style-name="_30_0-00_20_Default"><text:span text:style-name="_30_0-00_20_Default">Test on Windows</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6_20_Gray_20_7"><text:tab/></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2_20_Italic">5</text:span></text:a></text:p>
          <text:p text:style-name="P52"><text:a xlink:type="simple" xlink:href="#__RefHeading___Toc4341_3407236965" text:style-name="_30_0-00_20_Default" text:visited-style-name="_30_0-00_20_Default"><text:span text:style-name="_30_0-01_20_Bold">1.1.2.1. </text:span></text:a><text:a xlink:type="simple" xlink:href="#__RefHeading___Toc4341_3407236965" text:style-name="_30_0-00_20_Default" text:visited-style-name="_30_0-00_20_Default"><text:s/></text:a><text:a xlink:type="simple" xlink:href="#__RefHeading___Toc4341_3407236965" text:style-name="_30_0-00_20_Default" text:visited-style-name="_30_0-00_20_Default"><text:span text:style-name="_30_0-00_20_Default">confExample.cfg</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6_20_Gray_20_7"><text:tab/></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2_20_Italic">5</text:span></text:a></text:p>
          <text:p text:style-name="P52"><text:a xlink:type="simple" xlink:href="#__RefHeading___Toc4343_3407236965" text:style-name="_30_0-00_20_Default" text:visited-style-name="_30_0-00_20_Default"><text:span text:style-name="_30_0-01_20_Bold">1.1.2.2. </text:span></text:a><text:a xlink:type="simple" xlink:href="#__RefHeading___Toc4343_3407236965" text:style-name="_30_0-00_20_Default" text:visited-style-name="_30_0-00_20_Default"><text:s/></text:a><text:a xlink:type="simple" xlink:href="#__RefHeading___Toc4343_3407236965" text:style-name="_30_0-00_20_Default" text:visited-style-name="_30_0-00_20_Default"><text:span text:style-name="_30_0-00_20_Default">confTestExample.cfg</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6_20_Gray_20_7"><text:tab/></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2_20_Italic">6</text:span></text:a></text:p>
          <text:p text:style-name="P49"><text:a xlink:type="simple" xlink:href="#__RefHeading___Toc2235_2722456301" text:style-name="_30_0-00_20_Default" text:visited-style-name="_30_0-00_20_Default"><text:span text:style-name="_30_0-01_20_Bold">2. </text:span></text:a><text:a xlink:type="simple" xlink:href="#__RefHeading___Toc2235_2722456301" text:style-name="_30_0-00_20_Default" text:visited-style-name="_30_0-00_20_Default"><text:s/></text:a><text:a xlink:type="simple" xlink:href="#__RefHeading___Toc2235_2722456301" text:style-name="_30_0-00_20_Default" text:visited-style-name="_30_0-00_20_Default"><text:span text:style-name="_30_0-00_20_Default">Build on UNIX/Linux systems</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6_20_Gray_20_7"><text:tab/></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2_20_Italic">6</text:span></text:a></text:p>
          <text:p text:style-name="P51"><text:a xlink:type="simple" xlink:href="#__RefHeading___Toc2237_2722456301" text:style-name="_30_0-00_20_Default" text:visited-style-name="_30_0-00_20_Default"><text:span text:style-name="_30_0-01_20_Bold">2.1.1. </text:span></text:a><text:a xlink:type="simple" xlink:href="#__RefHeading___Toc2237_2722456301" text:style-name="_30_0-00_20_Default" text:visited-style-name="_30_0-00_20_Default"><text:s/></text:a><text:a xlink:type="simple" xlink:href="#__RefHeading___Toc2237_2722456301" text:style-name="_30_0-00_20_Default" text:visited-style-name="_30_0-00_20_Default"><text:span text:style-name="_30_0-00_20_Default">Test on UNIX/Linux</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6_20_Gray_20_7"><text:tab/></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2_20_Italic">7</text:span></text:a></text:p>
        </text:index-body>
      </text:table-of-content>
      <text:p text:style-name="P2"/>
      <text:p text:style-name="P2"/>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2"/>
      <text:p text:style-name="P2"/>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7"/>
      <text:h text:style-name="P34" text:outline-level="1"><text:bookmark-start text:name="__RefHeading__9416_1741604102"/>Revision History<text:bookmark-end text:name="__RefHeading__9416_1741604102"/></text:h>
      <text:p text:style-name="P2"/>
      <table:table table:name="RevisionHistoryTable" table:style-name="RevisionHistoryTable">
        <table:table-column table:style-name="RevisionHistoryTable.A"/>
        <table:table-column table:style-name="RevisionHistoryTable.B"/>
        <table:table-column table:style-name="RevisionHistoryTable.C"/>
        <table:table-column table:style-name="RevisionHistoryTable.D"/>
        <table:table-header-rows>
          <table:table-row table:style-name="TableLine2745454001040">
            <table:table-cell table:style-name="RevisionHistoryTable.A1" office:value-type="string">
              <text:p text:style-name="P8">Revision</text:p>
            </table:table-cell>
            <table:table-cell table:style-name="RevisionHistoryTable.A1" office:value-type="string">
              <text:p text:style-name="P8">Date</text:p>
            </table:table-cell>
            <table:table-cell table:style-name="RevisionHistoryTable.A1" office:value-type="string">
              <text:p text:style-name="P8">Author(s)</text:p>
            </table:table-cell>
            <table:table-cell table:style-name="RevisionHistoryTable.D1" office:value-type="string">
              <text:p text:style-name="P8">Description</text:p>
            </table:table-cell>
          </table:table-row>
        </table:table-header-rows>
        <table:table-row table:style-name="TableLine2745453995872">
          <table:table-cell table:style-name="RevisionHistoryTable.A2" office:value-type="string">
            <text:p text:style-name="P9">1</text:p>
          </table:table-cell>
          <table:table-cell table:style-name="RevisionHistoryTable.A2" office:value-type="string">
            <text:p text:style-name="P9"><text:creation-date style:data-style-name="N121">27 Feb 2021</text:creation-date></text:p>
          </table:table-cell>
          <table:table-cell table:style-name="RevisionHistoryTable.A2" office:value-type="string">
            <text:p text:style-name="P9"><text:user-defined style:data-style-name="N0" text:name="Author's Initial">VP</text:user-defined></text:p>
          </table:table-cell>
          <table:table-cell table:style-name="RevisionHistoryTable.D2" office:value-type="string">
            <text:p text:style-name="P10">Initial <text:span text:style-name="T15">d</text:span>ocument</text:p>
          </table:table-cell>
        </table:table-row>
      </table:table>
      <text:p text:style-name="Standard"/>
      <text:p text:style-name="Standard"/>
      <text:p text:style-name="P11"/>
      <text:h text:style-name="P35" text:outline-level="1"><text:bookmark-start text:name="__RefHeading___Toc12648_14240649"/>About<text:bookmark-end text:name="__RefHeading___Toc12648_14240649"/></text:h>
      <text:p text:style-name="P16">The <text:span text:style-name="T16">vp-cpp-template </text:span>can be cloned from:</text:p>
      <text:p text:style-name="P16"><text:a xlink:type="simple" xlink:href="https://github.com/terablade2001/vp-cpp-template" text:style-name="Internet_20_link" text:visited-style-name="Visited_20_Internet_20_Link"><text:span text:style-name="T17">https://github.com/terablade2001/vp-cpp-template</text:span></text:a></text:p>
      <text:p text:style-name="P16"/>
      <text:p text:style-name="_30_0_5f_Default_20_No_20_Spacing">This document is referring to the branch and version <text:span text:style-name="_30_1-09_20_Repository_20_Branch"><text:span text:style-name="T18">[master]</text:span></text:span><text:span text:style-name="_30_1-10_20_Version_20_number"><text:user-field-get text:name="libVersion">(0.035)</text:user-field-get></text:span>.</text:p>
      <text:p text:style-name="P16">For previous versions look the commits history of the project.</text:p>
      <text:p text:style-name="P16"/>
      <text:list xml:id="list750430397" text:style-name="WWNum1">
        <text:list-item>
          <text:list>
            <text:list-item>
              <text:h text:style-name="P37" text:outline-level="2"><text:bookmark-start text:name="__RefHeading___Toc4331_3407236965"/>About the vp-cpp-template<text:bookmark-end text:name="__RefHeading___Toc4331_3407236965"/></text:h>
            </text:list-item>
          </text:list>
        </text:list-item>
      </text:list>
      <text:p text:style-name="P16"><text:span text:style-name="_30_0-04_20_Bold_20_Underline">What is vp-cpp-template?</text:span></text:p>
      <text:p text:style-name="P16">It's a C++ &amp; Python framework which includes my most important libraries (<text:span text:style-name="T7">CECS / CCEXP / </text:span><text:line-break/><text:span text:style-name="T7">MVECTOR / vkp_Config / PThreadPool / vkpLibs</text:span>), in a ready-to-be-compiled scheme, under two BuildSystems: Win (MinGW) and Ubuntu (GCC). The framework also provides predefined vscode tasks.</text:p>
      <text:p text:style-name="P16"/>
      <text:p text:style-name="P16"><text:span text:style-name="_30_0-04_20_Bold_20_Underline">What are those libraries?</text:span></text:p>
      <text:p text:style-name="P16">There are libraries that can be compiled directly in the project, providing directly some technologies, like integrated Error Control System, pthreads thread pool, checking and reading of configuration files easily, projects common build versioning between C++ and Python parts, data sharing via dynamic format, etc. The included libraries are referred below. </text:p>
      <text:p text:style-name="P16"/>
      <text:list xml:id="list1669699810" text:style-name="WWNum2">
        <text:list-item>
          <text:list>
            <text:list-item>
              <text:p text:style-name="P29"><text:a xlink:type="simple" xlink:href="https://github.com/terablade2001/CECS" text:style-name="Internet_20_link" text:visited-style-name="Visited_20_Internet_20_Link"><text:span text:style-name="T17">CECS: C/C++ Error Control System</text:span></text:a></text:p>
            </text:list-item>
            <text:list-item>
              <text:p text:style-name="P29"><text:a xlink:type="simple" xlink:href="https://github.com/terablade2001/PThreadPool" text:style-name="Internet_20_link" text:visited-style-name="Visited_20_Internet_20_Link"><text:span text:style-name="T17">PThreadPool: pthreads Threading Pool in C++</text:span></text:a></text:p>
            </text:list-item>
            <text:list-item>
              <text:p text:style-name="P29"><text:a xlink:type="simple" xlink:href="https://github.com/terablade2001/vkp_Config" text:style-name="Internet_20_link" text:visited-style-name="Visited_20_Internet_20_Link"><text:span text:style-name="T17">vkp_Config: Configuration files reader in C++</text:span></text:a></text:p>
            </text:list-item>
            <text:list-item>
              <text:p text:style-name="P29"><text:a xlink:type="simple" xlink:href="https://github.com/terablade2001/vkpLibs" text:style-name="Internet_20_link" text:visited-style-name="Visited_20_Internet_20_Link"><text:span text:style-name="T17">vkpLibs: Utilities</text:span></text:a></text:p>
              <text:list>
                <text:list-item>
                  <text:p text:style-name="P29"><text:span text:style-name="_30_3-04_20_Code_20_Font_20_10pt"><text:span text:style-name="T16">vkpBuildVersioner</text:span></text:span><text:span text:style-name="_30_3-04_20_Code_20_Font_20_10pt"> [C++, Python]: System for automated versioning in C++ and Python.</text:span></text:p>
                </text:list-item>
                <text:list-item>
                  <text:p text:style-name="P29"><text:span text:style-name="_30_3-04_20_Code_20_Font_20_10pt"><text:span text:style-name="T16">vkpProgressBar</text:span></text:span><text:span text:style-name="_30_3-04_20_Code_20_Font_20_10pt"> [C++]: A class to create custom progress bars in the stdout, to monitor progress graphically.</text:span></text:p>
                </text:list-item>
                <text:list-item>
                  <text:p text:style-name="P29"><text:span text:style-name="_30_3-04_20_Code_20_Font_20_10pt"><text:span text:style-name="T16">vkpCircularBuffer</text:span></text:span><text:span text:style-name="_30_3-04_20_Code_20_Font_20_10pt"> [C++, Requires: CECS]: A very simple template-class for circular buffers where their index is treated alike infinite arrays.</text:span></text:p>
                </text:list-item>
                <text:list-item>
                  <text:p text:style-name="P29"><text:span text:style-name="_30_3-04_20_Code_20_Font_20_10pt"><text:span text:style-name="T16">vkpTimer</text:span></text:span><text:span text:style-name="_30_3-04_20_Code_20_Font_20_10pt"> [C++]: Classes for easily measuring and handling processing times between two points of code.</text:span></text:p>
                </text:list-item>
              </text:list>
            </text:list-item>
            <text:list-item>
              <text:p text:style-name="P29"><text:a xlink:type="simple" xlink:href="https://github.com/terablade2001/CCEXP" text:style-name="Internet_20_link" text:visited-style-name="Visited_20_Internet_20_Link"><text:span text:style-name="T17">CCEXP: Utility for easy user-defined structured data recording/importing/sharing in C++ / MatLab / Python3</text:span></text:a></text:p>
            </text:list-item>
            <text:list-item>
              <text:p text:style-name="P29"><text:a xlink:type="simple" xlink:href="https://github.com/terablade2001/MVECTOR" text:style-name="Internet_20_link" text:visited-style-name="Visited_20_Internet_20_Link"><text:span text:style-name="T17">MVECTOR: A modified partial &lt;vector&gt; library which also tracks the size of the allocated memory</text:span></text:a></text:p>
            </text:list-item>
          </text:list>
        </text:list-item>
      </text:list>
      <text:p text:style-name="P16"/>
      <text:p text:style-name="P16"><text:span text:style-name="_30_0-04_20_Bold_20_Underline">Why to use vp-cpp-template?</text:span></text:p>
      <text:p text:style-name="P16">If you need a ready-to-work-on framework, with those basic technologies, without messing up with the setup of all those libraries, this is a solution. It also contains example code on how <text:soft-page-break/>to build quick .dll modules and import them to test frameworks in both C++ and Python.</text:p>
      <text:p text:style-name="P16"/>
      <text:p text:style-name="P16"><text:span text:style-name="T16">vp-cpp-template</text:span> project also provides a BuildSystem approach thus the same code to be able to compiled and build on different environments easily.</text:p>
      <text:p text:style-name="P16"/>
      <text:list xml:id="list222517378644503" text:continue-list="list750430397" text:style-name="WWNum1">
        <text:list-item>
          <text:list>
            <text:list-item>
              <text:h text:style-name="P37" text:outline-level="2"><text:bookmark-start text:name="__RefHeading___Toc4333_3407236965"/>Quick setup and test-run<text:bookmark-end text:name="__RefHeading___Toc4333_3407236965"/></text:h>
            </text:list-item>
          </text:list>
        </text:list-item>
      </text:list>
      <text:p text:style-name="_30_0_5f_Default_20_No_20_Spacing"/>
      <text:h text:style-name="P38" text:outline-level="3"><text:bookmark-start text:name="__RefHeading___Toc4335_3407236965"/>On Windows<text:bookmark-end text:name="__RefHeading___Toc4335_3407236965"/></text:h>
      <text:p text:style-name="P4">For windows you can use <text:a xlink:type="simple" xlink:href="https://jmeubank.github.io/tdm-gcc/about/" text:style-name="Internet_20_link" text:visited-style-name="Visited_20_Internet_20_Link">TDM-GCC</text:a><text:span text:style-name="T10"> compiler.</text:span></text:p>
      <text:p text:style-name="P6">The procedure is the following.</text:p>
      <text:p text:style-name="P6"/>
      <text:h text:style-name="P39" text:outline-level="4"><text:bookmark-start text:name="__RefHeading___Toc4337_3407236965"/>Build on Windows<text:bookmark-end text:name="__RefHeading___Toc4337_3407236965"/></text:h>
      <text:p text:style-name="_30_0_5f_Default_20_No_20_Spacing">Clone and detatch the C++ template project<text:span text:style-name="T19">:</text:span></text:p>
      <text:p text:style-name="_31_1_5f_CODE_5f_Setup">git clone https://github.com/terablade2001/vp-cpp-template.git</text:p>
      <text:p text:style-name="_31_1_5f_CODE_5f_Setup">cd vp-cpp-template/BuildSystems/my-win64</text:p>
      <text:p text:style-name="_31_1_5f_CODE_5f_Setup">./detachProjectFromGit.sh</text:p>
      <text:p text:style-name="P15">This method will give you a clean workspace to work on, without any <text:span text:style-name="T10">remote connection</text:span> to <text:span text:style-name="_30_2-01_20_Project">vp-cpp-template</text:span>'s. From that point and on the project is developed <text:span text:style-name="T10">only on </text:span>the user side.</text:p>
      <text:p text:style-name="_30_0_5f_Default_20_No_20_Spacing"/>
      <text:p text:style-name="P20">In version <text:span text:style-name="_30_1-10_20_Version_20_number">(0.035)</text:span> and later the libraries that <text:span text:style-name="T22">are </text:span>include<text:span text:style-name="T22">d</text:span> in the <text:span text:style-name="_30_2-03_20_Filepath">ExtLibs/</text:span> folder are by default enabled to be compiled into a separate dynamic library in the file <text:span text:style-name="_30_2-02_20_Filename">libvp-cpp-template-extlibs.dll</text:span>. This helps to minimize building time when multiple libraries are <text:span text:style-name="T10">developed</text:span> in the same template.<text:span text:style-name="T22"> To that reason, you have to firstly build that dynamic library.</text:span></text:p>
      <text:p text:style-name="P20"><text:span text:style-name="T22">If you don't want a separate dynamic library you should set the flag </text:span><text:span text:style-name="_30_2-07_20_Code_20_Parts"><text:span text:style-name="T22">USE_vpCppTemplateExtLibs_DLL</text:span></text:span><text:span text:style-name="T22"> to </text:span><text:span text:style-name="_30_2-08_20_ConstExpr">OFF</text:span><text:span text:style-name="T22"> in all </text:span><text:span text:style-name="_30_2-02_20_Filename"><text:span text:style-name="T22">CMakeLists.txt</text:span></text:span><text:span text:style-name="T22"> files.</text:span></text:p>
      <text:p text:style-name="_30_0_5f_Default_20_No_20_Spacing">To build the <text:span text:style-name="_30_2-02_20_Filename">libvp-cpp-template-extlibs.dll</text:span><text:span text:style-name="T22"> in the </text:span><text:span text:style-name="_30_2-03_20_Filepath"><text:span text:style-name="T22">workdir/</text:span></text:span><text:span text:style-name="T22"> and </text:span><text:span text:style-name="_30_2-03_20_Filepath"><text:span text:style-name="T22">python/</text:span></text:span><text:span text:style-name="T22"> folders do:</text:span></text:p>
      <text:p text:style-name="P19">cd BuildSystems\my-win64\Libs\vp-cpp-template-extlibs\</text:p>
      <text:p text:style-name="P19">cmake-build.cmd</text:p>
      <text:p text:style-name="P19">make-build.cmd</text:p>
      <text:p text:style-name="P15"/>
      <text:p text:style-name="P4">Build the .dll Library, <text:span text:style-name="_30_2-01_20_Project">ExampleCAPI</text:span>. This library can be used as template to create your own <text:span text:style-name="T10">modules </text:span>as .dll files. The following commands will generate a <text:span text:style-name="_30_2-02_20_Filename_20_Executable">libExampleCAPI.dll</text:span> file, placed in both <text:span text:style-name="_30_2-03_20_Filepath">workdir/</text:span> and <text:span text:style-name="_30_2-03_20_Filepath">python/</text:span> folders.</text:p>
      <text:p text:style-name="_31_1_5f_CODE_5f_Setup">cd BuildSystems\my-win64\Libs\ExampleCAPI\</text:p>
      <text:p text:style-name="_31_1_5f_CODE_5f_Setup">cmake-build.cmd</text:p>
      <text:p text:style-name="_31_1_5f_CODE_5f_Setup">make-build.cmd</text:p>
      <text:p text:style-name="P6">This .dll will contains codes from the following folders:</text:p>
      <text:p text:style-name="P4"><text:span text:style-name="_30_2-03_20_Filepath">Common\</text:span></text:p>
      <text:p text:style-name="P4"><text:span text:style-name="_30_2-03_20_Filepath">C++\Libs\ExampleCAPI\</text:span></text:p>
      <text:p text:style-name="_30_0_5f_Default_20_No_20_Spacing"/>
      <text:p text:style-name="P12">To test the .dll you have to build the executable.<text:span text:style-name="T20"> From the repository main folder use:</text:span></text:p>
      <text:p text:style-name="P17">cd BuildSystems\my-win64\</text:p>
      <text:p text:style-name="P18">cmake-build.cmd</text:p>
      <text:p text:style-name="P17">make-build.cmd</text:p>
      <text:p text:style-name="P13">This will generate the <text:span text:style-name="_30_2-02_20_Filename_20_Executable">vp-cpp-template.exe</text:span> executable in <text:span text:style-name="_30_2-03_20_Filepath">workdir/</text:span> directory, which actually <text:soft-page-break/>runs two different projects defined by a tag <text:span text:style-name="_30_2-07_20_Code_20_Parts">ProcessType</text:span> in configuration files that are used as inputs to the executable.</text:p>
      <text:p text:style-name="P13"/>
      <text:h text:style-name="P39" text:outline-level="4"><text:bookmark-start text:name="__RefHeading___Toc4339_3407236965"/>Test on Windows<text:bookmark-end text:name="__RefHeading___Toc4339_3407236965"/></text:h>
      <text:p text:style-name="P5">Using the following commands:</text:p>
      <text:p text:style-name="_31_1_5f_CODE_5f_Setup">cd workdir</text:p>
      <text:p text:style-name="_31_1_5f_CODE_5f_Setup">vp-cpp-template.exe</text:p>
      <text:p text:style-name="P5">we get the following output which informs us that the executable needs at least 1 parameter; a configuration file.</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1] Record(s) of ALL Types recorded! =======</text:p>
      <text:p text:style-name="_31_2_5f_CODE_5f_TextRun">= [ERROR <text:s/>]&gt; #Main: 58 |&gt; Use only one configuration file as parameter. Got [0] parameters, need only 1.</text:p>
      <text:p text:style-name="_31_2_5f_CODE_5f_TextRun">=======================================================</text:p>
      <text:p text:style-name="P13"/>
      <text:p text:style-name="P14">Two files are provided for the two different tests.</text:p>
      <text:p text:style-name="P14"/>
      <text:h text:style-name="_30_6_5f_Paragraph" text:outline-level="5"><text:bookmark-start text:name="__RefHeading___Toc4341_3407236965"/>confExample.cfg<text:bookmark-end text:name="__RefHeading___Toc4341_3407236965"/></text:h>
      <text:p text:style-name="P5">This is the configuration file which when used it demonstrates a lot of the vp-cpp-template libraries work.</text:p>
      <text:p text:style-name="_31_3_5f_CODE_5f_TextFile">ProcessType: Example</text:p>
      <text:p text:style-name="_31_3_5f_CODE_5f_TextFile"/>
      <text:p text:style-name="_31_3_5f_CODE_5f_TextFile"># This is a configuration file for initialization</text:p>
      <text:p text:style-name="_31_3_5f_CODE_5f_TextFile">ExportTestFile: test-exported.ccexp</text:p>
      <text:p text:style-name="P14">Thus by running:</text:p>
      <text:p text:style-name="_31_1_5f_CODE_5f_Setup">vp-cpp-template.exe confExample.cfg</text:p>
      <text:p text:style-name="P14">we ge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Example</text:p>
      <text:p text:style-name="_31_2_5f_CODE_5f_TextRun">=======================================================================</text:p>
      <text:p text:style-name="_31_2_5f_CODE_5f_TextRun">&lt;63, Example.cpp, L-89&gt;: Example() called</text:p>
      <text:p text:style-name="_31_2_5f_CODE_5f_TextRun">&lt;0, [argc==2], Example.cpp, L-103&gt;: Entered Example (with argc == 2)...</text:p>
      <text:p text:style-name="_31_2_5f_CODE_5f_TextRun">Progress: [====================]</text:p>
      <text:p text:style-name="_31_2_5f_CODE_5f_TextRun">&lt;63, Example.cpp, L-152&gt;: CircBuffValues: [0]:-62, [1]:-61</text:p>
      <text:p text:style-name="_31_2_5f_CODE_5f_TextRun">- Timers Map [Example Timers]:</text:p>
      <text:p text:style-name="_31_2_5f_CODE_5f_TextRun"><text:s text:c="2"/>- Timer [00 - Loading configuration]: Avg = 0.109 ms. (0.109 / 1)</text:p>
      <text:p text:style-name="_31_2_5f_CODE_5f_TextRun"><text:s text:c="2"/>- Timer [01 - Loading and setup]: Avg = 0.0627 ms. (0.0627 / 1)</text:p>
      <text:p text:style-name="_31_2_5f_CODE_5f_TextRun"><text:s text:c="2"/>- Timer [02 - Threading time]: Avg = 2479.87 ms. (2479.87 / 1)</text:p>
      <text:p text:style-name="_31_2_5f_CODE_5f_TextRun"><text:s/>* Total Avg. Time: 2480.04 ms, for 3/3 timers.</text:p>
      <text:p text:style-name="_31_2_5f_CODE_5f_TextRun">- Timer [storing and cleaning ccexp]: Avg = 1.3151 ms. (1.3151 / 1)</text:p>
      <text:p text:style-name="_31_2_5f_CODE_5f_TextRun">- Timers Map [Example Timers]: Disabled.</text:p>
      <text:p text:style-name="_31_2_5f_CODE_5f_TextRun">- Timer [storing and cleaning ccexp] is not enabled</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2] Record(s) of ALL Types recorded! =======</text:p>
      <text:p text:style-name="_31_2_5f_CODE_5f_TextRun">= [ERROR <text:s/>]&gt; #Example: 164 |&gt; [EXAMPLE forced Error] -&gt; To see how CECS works! ;)</text:p>
      <text:p text:style-name="_31_2_5f_CODE_5f_TextRun">= [ERROR <text:s/>]&gt; #Main: 64 |&gt; Failed to run "Example()" function!</text:p>
      <text:p text:style-name="_31_2_5f_CODE_5f_TextRun">=====================================================</text:p>
      <text:p text:style-name="P14">Use can checkout the code to see how different libraries are used for this demo.</text:p>
      <text:p text:style-name="P14"><text:soft-page-break/></text:p>
      <text:h text:style-name="_30_6_5f_Paragraph" text:outline-level="5"><text:bookmark-start text:name="__RefHeading___Toc4343_3407236965"/>confTestExample.cfg<text:bookmark-end text:name="__RefHeading___Toc4343_3407236965"/></text:h>
      <text:p text:style-name="_30_0_5f_Default_20_No_20_Spacing">This is an example to demonstrate who the .dll <text:span text:style-name="T10">can be used through it's API which is defined at the file </text:span><text:span text:style-name="_30_2-03_20_Filepath">C++/Libs/ExampleCAPI/API-Headers/</text:span><text:span text:style-name="_30_2-02_20_Filename">ExampleCAPI.hpp</text:span><text:span text:style-name="T21">. The configuration file is:</text:span></text:p>
      <text:p text:style-name="_31_3_5f_CODE_5f_TextFile">ProcessType: TestExampleCAPI</text:p>
      <text:p text:style-name="_31_3_5f_CODE_5f_TextFile"/>
      <text:p text:style-name="_31_3_5f_CODE_5f_TextFile"># This is a configuration file for initialization</text:p>
      <text:p text:style-name="_31_3_5f_CODE_5f_TextFile">InputValue: 1.2</text:p>
      <text:p text:style-name="P14">and by running:</text:p>
      <text:p text:style-name="_31_1_5f_CODE_5f_Setup">vp-cpp-template.exe confTestExample.cfg</text:p>
      <text:p text:style-name="P14">we get the following outpu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TestExampleCAPI</text:p>
      <text:p text:style-name="_31_2_5f_CODE_5f_TextRun">=======================================================================</text:p>
      <text:p text:style-name="_31_2_5f_CODE_5f_TextRun">&lt;63, TestExampleCAPI.cpp, L-33&gt;: dll has errors. Return error string:</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Default):: [2] Record(s) of ALL Types recorded! =======</text:p>
      <text:p text:style-name="_31_2_5f_CODE_5f_TextRun">= [ERROR <text:s/>]&gt; #Mod-Default: [CECS-c.cpp], 330 |&gt; CECS_RecError/Mod(): CECS was Not Initialized!</text:p>
      <text:p text:style-name="_31_2_5f_CODE_5f_TextRun">= [ERROR <text:s/>]&gt; #undefined-Mod: [DummyClass.cpp], 7 |&gt; Generated constructor error, in DummyClass!</text:p>
      <text:p text:style-name="_31_2_5f_CODE_5f_TextRun">================================================</text:p>
      <text:p text:style-name="_31_2_5f_CODE_5f_TextRun">&lt;63, TestExampleCAPI.cpp, L-35&gt;: dll errors cleared. Continue...</text:p>
      <text:p text:style-name="_31_2_5f_CODE_5f_TextRun"/>
      <text:p text:style-name="_31_2_5f_CODE_5f_TextRun">= Library [ExampleCAPI.dll]: Version: [0.027]</text:p>
      <text:p text:style-name="_31_2_5f_CODE_5f_TextRun">&lt;63, TestExampleCAPI.cpp, L-49&gt;: InputValue = 1.2</text:p>
      <text:p text:style-name="_31_2_5f_CODE_5f_TextRun">&lt;63, ExampleCAPI.cpp, L-21&gt;: ExampleCAPI - Initialize</text:p>
      <text:p text:style-name="_31_2_5f_CODE_5f_TextRun">&lt;63, ExampleCAPI.cpp, L-27&gt;: ExampleCAPI - Process</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3] Record(s) of ALL Types recorded! =======</text:p>
      <text:p text:style-name="_31_2_5f_CODE_5f_TextRun">= [ERROR <text:s/>]&gt; #ExampleCAPI: 28 |&gt; Produced Error!</text:p>
      <text:p text:style-name="_31_2_5f_CODE_5f_TextRun">= [ERROR <text:s/>]&gt; #TestExampleCAPI: 54 |&gt; <text:s/>ExampleCAPI:: Process failed</text:p>
      <text:p text:style-name="_31_2_5f_CODE_5f_TextRun">= [ERROR <text:s/>]&gt; #Main: 66 |&gt; Failed to run "TestExampleCAPI" function!</text:p>
      <text:p text:style-name="_31_2_5f_CODE_5f_TextRun">===========================================</text:p>
      <text:p text:style-name="P14">This demonstration, shows how error control (CECS) is integrated throught the test framework (executable build) and the .dll build.</text:p>
      <text:p text:style-name="P14"/>
      <text:p text:style-name="P30">To this end, if a user wants to create a project the <text:span text:style-name="_30_2-01_20_Project">ExampleCAPI</text:span> can be renamed to something else and it's code to be used as base for development a C-API library. Testing of the C-API library (.dll) can be done via <text:span text:style-name="T10">using as template, the </text:span><text:span text:style-name="_30_2-02_20_Filename">TestExampleCAPI.hpp/cpp</text:span><text:span text:style-name="T10"> files.</text:span></text:p>
      <text:p text:style-name="P30"><text:span text:style-name="T10"/></text:p>
      <text:h text:style-name="P36" text:outline-level="2"><text:bookmark-start text:name="__RefHeading___Toc2235_2722456301"/>Build on UNIX/<text:span text:style-name="T27">Linux</text:span> systems<text:bookmark-end text:name="__RefHeading___Toc2235_2722456301"/></text:h>
      <text:p text:style-name="P27">The procedure is similar to the build with windows.</text:p>
      <text:p text:style-name="P31">Clone and detatch the C++ template project<text:span text:style-name="T19">:</text:span></text:p>
      <text:p text:style-name="P42">git clone https://github.com/terablade2001/vp-cpp-template.git</text:p>
      <text:p text:style-name="P42">cd vp-cpp-template/BuildSystems/my-<text:span text:style-name="T23">ubuntu64</text:span></text:p>
      <text:p text:style-name="P41">./detachProjectFromGit.sh</text:p>
      <text:p text:style-name="_30_0_5f_Default_20_No_20_Spacing"/>
      <text:p text:style-name="_31_4_5f_IMPORTANT">If your system is not an Ubuntu system, or if required, you have to rebuild the <text:span text:style-name="_30_2-02_20_Filename_20_Executable">UpdateBuildVersion</text:span> executable by running the commands:</text:p>
      <text:p text:style-name="P41">cd BuildVersion</text:p>
      <text:p text:style-name="P41">./BuildUpdateBuildVersion.sh</text:p>
      <text:p text:style-name="_30_0_5f_Default_20_No_20_Spacing"/>
      <text:p text:style-name="P32"><text:soft-page-break/>Then you can continue the build, just like on windows but by using the corresponding scripts in the <text:span text:style-name="_30_2-03_20_Filepath">BuildSystems/my-ubuntu64/</text:span> folder.</text:p>
      <text:p text:style-name="P32"/>
      <text:p text:style-name="P32">Build the dynamic <text:span text:style-name="_30_2-03_20_Filepath">ExtLibs/</text:span> library <text:span text:style-name="_30_2-02_20_Filename">libvp-cpp-template-extlibs.so</text:span>.</text:p>
      <text:p text:style-name="P44">cd BuildSystems\my-<text:span text:style-name="T24">ubuntu64</text:span>\Libs\vp-cpp-template-extlibs\</text:p>
      <text:p text:style-name="P44">cmake-build.cmd</text:p>
      <text:p text:style-name="P43">make-build.cmd</text:p>
      <text:p text:style-name="_30_0_5f_Default_20_No_20_Spacing"/>
      <text:p text:style-name="P32">Build the example dynamic library / CAPI module <text:span text:style-name="_30_2-01_20_Project">ExampleCAPI</text:span>.</text:p>
      <text:p text:style-name="P44">cd BuildSystems\my-<text:span text:style-name="T24">ubuntu64</text:span>\Libs\ExampleCAPI\</text:p>
      <text:p text:style-name="P44">cmake-build.cmd</text:p>
      <text:p text:style-name="P44">make-build.cm</text:p>
      <text:p text:style-name="_30_0_5f_Default_20_No_20_Spacing"/>
      <text:p text:style-name="P33">Build the test/example framework.</text:p>
      <text:p text:style-name="P45">cd BuildSystems\my-<text:span text:style-name="T25">ubuntu</text:span>64\</text:p>
      <text:p text:style-name="P46">cmake-build.cmd</text:p>
      <text:p text:style-name="P45">make-build.cmd</text:p>
      <text:p text:style-name="_30_0_5f_Default_20_No_20_Spacing"/>
      <text:p text:style-name="P33">All the generated files will be at <text:span text:style-name="_30_2-03_20_Filepath">workdir/</text:span> folder.</text:p>
      <text:p text:style-name="P33"/>
      <text:h text:style-name="P40" text:outline-level="4"><text:bookmark-start text:name="__RefHeading___Toc2237_2722456301"/><text:span text:style-name="T26">Test on UNIX/Linux</text:span><text:bookmark-end text:name="__RefHeading___Toc2237_2722456301"/></text:h>
      <text:p text:style-name="P28">Similar with the case of windows, test with:</text:p>
      <text:p text:style-name="P47">vp-cpp-template.exe confExample.cfg</text:p>
      <text:p text:style-name="P33">and</text:p>
      <text:p text:style-name="P47">vp-cpp-template.exe confTestExample.cf</text:p>
      <text:p text:style-name="_30_0_5f_Default_20_No_20_Spacing"/>
      <text:p text:style-name="_30_0_5f_Default_20_No_20_Spacing"/>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0" svg:font-family="0"/>
    <style:font-face style:name="OpenSymbol2" svg:font-family="OpenSymbol"/>
    <style:font-face style:name="Tahoma1" svg:font-family="Tahoma"/>
    <style:font-face style:name="Ubuntu Condensed" svg:font-family="'Ubuntu Condensed'"/>
    <style:font-face style:name="Calibri5" svg:font-family="Calibri"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1" svg:font-family="Calibri" style:font-adornments="Regular" style:font-family-generic="swiss" style:font-pitch="variable"/>
    <style:font-face style:name="Courier New3" svg:font-family="'Courier New'" style:font-family-generic="swiss" style:font-pitch="variable"/>
    <style:font-face style:name="Ubuntu Condensed1"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5" draw:display-name="Gradient 5" draw:style="linear" draw:start-color="#ffffff" draw:end-color="#dddddd" draw:start-intensity="100%" draw:end-intensity="100%" draw:angle="270deg" draw:border="50%"/>
    <draw:gradient draw:name="Pastel_20_Bouquet" draw:display-name="Pastel Bouquet" draw:style="linear" draw:start-color="#dde8cb" draw:end-color="#ffd7d7" draw:start-intensity="100%" draw:end-intensity="100%" draw:angle="30deg" draw:border="0%"/>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Bitmap_20_4" draw:display-name="Bitmap 4" xlink:href="Pictures/100000000000000800000008AC3B046075A8FFAA.png" xlink:type="simple" xlink:show="embed" xlink:actuate="onLoad"/>
    <draw:opacity draw:name="Transparency_20_5" draw:display-name="Transparency 5" draw:style="linear" draw:start="20%" draw:end="100%" draw:angle="0deg" draw:border="20%"/>
    <draw:marker draw:name="Arrow" svg:viewBox="0 0 20 30" svg:d="M10 0l-10 30h20z"/>
    <draw:marker draw:name="Dimension_20_Lines" draw:display-name="Dimension Lines" svg:viewBox="0 0 836 110" svg:d="M0 0h278 278 280v36 36 38h-278-278-280v-36-36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Calibri1" fo:font-family="Calibri" style:font-style-name="Regular" style:font-family-generic="swiss" style:font-pitch="variable" fo:font-size="14pt" fo:language="en" fo:country="GB"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loext:graphic-properties draw:fill="solid" draw:fill-color="#ffffcc" draw:opacity="100%"/>
      <style:paragraph-properties fo:background-color="#ffffcc" style:border-line-width-top="0.002cm 0.035cm 0.002cm" style:border-line-width-bottom="0.002cm 0.035cm 0.002cm" fo:padding="1.05cm" fo:border-left="none" fo:border-right="none" fo:border-top="1.11pt double #000000" fo:border-bottom="1.11pt double #000000" style:shadow="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ccffff" draw:opacity="100%"/>
      <style:paragraph-properties fo:margin-top="0cm" fo:margin-bottom="0cm" style:contextual-spacing="false" fo:text-align="center" style:justify-single-word="false" fo:background-color="#ccfff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loext:graphic-properties draw:fill="solid" draw:fill-color="#eeeeee" draw:opacity="100%"/>
      <style:paragraph-properties fo:text-align="center" style:justify-single-word="false" fo:background-color="#eeeeee"/>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1"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1"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none" fo:country="none"/>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indent="0cm" style:auto-text-indent="false" fo:background-color="#dee6ef">
        <style:tab-stops>
          <style:tab-stop style:position="19.001cm" style:type="right" style:leader-style="dotted" style:leader-text="."/>
        </style:tab-stops>
      </style:paragraph-properties>
      <style:text-properties style:font-name="Calibri1"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draw:fill-image-name="Bitmap_20_4"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2"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1"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Calibri1" fo:font-family="Calibri" style:font-style-name="Regular"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Calibri1" fo:font-family="Calibri" style:font-style-name="Regular" style:font-family-generic="swiss" style:font-pitch="variable" fo:font-size="14pt" fo:language="en" fo:country="US"/>
    </style:style>
    <style:style style:name="_30_0-01_20_Bold" style:display-name="00-01 Bold" style:family="text">
      <style:text-properties style:font-name="Calibri" fo:font-family="Calibri"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Calibri2" fo:font-family="Calibri"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1"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1"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1"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Calibri1" fo:font-family="Calibri" style:font-style-name="Regular"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1"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1"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Verdana" fo:font-family="Verdana" style:font-style-name="Κανονικά" style:font-family-generic="swiss" style:font-pitch="variable" fo:font-size="10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Verdana" fo:font-family="Verdana" style:font-style-name="Κανονικά" style:font-family-generic="swiss" style:font-pitch="variable" fo:font-size="10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style>
    <style:style style:name="_30_2-06_20_Namespace" style:display-name="02-06 Namespace" style:family="text" style:parent-style-name="_30_2-04_20_Function">
      <style:text-properties fo:color="#009999" loext:opacity="100%"/>
    </style:style>
    <style:style style:name="_30_2-07_20_Code_20_Parts" style:display-name="02-07 Code Parts" style:family="text" style:parent-style-name="_30_0-00_20_Default">
      <style:text-properties style:font-name="Courier New2"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1"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1"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1"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4"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4"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4"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1"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1"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4"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1"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Verdana" fo:font-family="Verdana" style:font-style-name="Κανονικά" style:font-family-generic="swiss" style:font-pitch="variable" fo:font-size="10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Calibri1" fo:font-family="Calibri"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1"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weight="bold"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style:num-format="1" text:display-levels="2">
        <style:list-level-properties text:min-label-distance="0.381cm"/>
      </text:outline-level-style>
      <text:outline-level-style text:level="4" style:num-suffix="." style:num-format="1" text:display-levels="3">
        <style:list-level-properties text:min-label-distance="0.381cm"/>
      </text:outline-level-style>
      <text:outline-level-style text:level="5" style:num-suffix="." style:num-format="1" text:display-levels="4">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3-Simple_20_Arrow" style:display-name="03-Simple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0_20_-_20_Default" style:display-name="00 - Defaul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5-Simple_20_X" style:display-name="05-Simple 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6-Simple_20_Filled_20_Arrow" style:display-name="06-Simple Filled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7-Simple_20_Rhombus" style:display-name="07-Simple Rhombus">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8-Simple_20_Square" style:display-name="08-Simple Square">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9-03-Failed_20_CheckBox" style:display-name="09-03-Fail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1-Empty_20_CheckBox" style:display-name="09-01-Empty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2-Completed_20_CheckBox" style:display-name="09-02-Complet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1_0-Code_20_Line_20_Numbering" style:display-name="10-Code Line Numbering" text:consecutive-numbering="true">
      <text:list-level-style-number text:level="1"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style>
    <style:style style:name="MT1" style:family="text">
      <style:text-properties style:font-name="Calibri4" fo:font-size="8pt" fo:font-style="italic" style:font-size-asian="8pt" style:font-style-asian="italic" style:font-size-complex="8pt" style:font-style-complex="italic"/>
    </style:style>
    <style:style style:name="MT2" style:family="text">
      <style:text-properties fo:language="en" fo:country="US"/>
    </style:style>
    <style:style style:name="MT3" style:family="text">
      <style:text-properties style:font-name="Calibri4"/>
    </style:style>
    <style:style style:name="MT4" style:family="text">
      <style:text-properties style:font-name="Calibri5" style:font-name-asian="Calibri5" style:font-name-complex="Calibri5"/>
    </style:style>
    <style:style style:name="MT5" style:family="text">
      <style:text-properties style:font-name="Calibri4" style:font-name-asian="Calibri5" style:font-name-complex="Calibri5"/>
    </style:style>
    <style:style style:name="MT6" style:family="text">
      <style:text-properties style:font-name="Calibri4" fo:font-size="8pt" fo:font-style="italic" style:font-name-asian="Calibri5" style:font-size-asian="8pt" style:font-style-asian="italic" style:font-name-complex="Calibri5" style:font-size-complex="8pt" style:font-style-complex="italic"/>
    </style:style>
    <style:style style:name="MT7" style:family="text">
      <style:text-properties fo:font-style="italic" style:font-style-asian="italic" style:font-style-complex="italic"/>
    </style:style>
    <style:style style:name="MT8" style:family="text">
      <style:text-properties style:font-name="Calibri1" style:font-name-asian="Calibri5" style:font-name-complex="Calibri5"/>
    </style:style>
    <style:style style:name="MT9" style:family="text"/>
    <style:style style:name="MT10" style:family="text">
      <style:text-properties fo:font-style="italic" fo:background-color="#eeeeee" loext:char-shading-value="0" style:font-style-asian="italic" style:font-style-complex="italic"/>
    </style:style>
    <style:style style:name="MT11"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2" style:family="text">
      <style:text-properties style:font-name="Courier New" fo:font-size="6pt" officeooo:rsid="00e3a87f" style:font-size-asian="6pt" style:font-size-complex="6pt"/>
    </style:style>
    <style:style style:name="MT13" style:family="text">
      <style:text-properties style:font-name="Courier New" fo:font-size="6pt" officeooo:rsid="00e3a459" style:font-size-asian="6pt" style:font-size-complex="6pt"/>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style style:name="Mdp1" style:family="drawing-page">
      <style:drawing-page-properties draw:fill="none" draw:fill-color="#cfe7f5"/>
    </style:style>
    <number:number-style style:name="N0">
      <number:number number:min-integer-digits="1"/>
    </number:number-style>
  </office:automatic-styles>
  <office:master-styles>
    <style:master-page style:name="Standard" style:page-layout-name="Mpm1" draw:style-name="Mdp1"/>
    <style:master-page style:name="HTML" style:page-layout-name="Mpm2"/>
    <style:master-page style:name="_30_0-00_20_Default" style:display-name="00-00 Default" style:page-layout-name="Mpm3" draw:style-name="Mdp1">
      <style:header>
        <text:p text:style-name="Header"><text:span text:style-name="MT1">Ver: </text:span><text:span text:style-name="MT1"><text:editing-cycles>11</text:editing-cycles></text:span><text:tab/><text:title>Guide to vp-cpp-template</text:title> <text:s text:c="2"/>/ <text:s text:c="2"/><text:span text:style-name="MT2"><text:chapter text:display="name" text:outline-level="1">About</text:chapter></text:span><text:span text:style-name="MT3"><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4">⌂</text:span></text:a><text:span text:style-name="MT5"><text:tab/></text:span><text:title>Guide to vp-cpp-template</text:title> <text:s text:c="2"/>/ <text:s text:c="2"/><text:span text:style-name="MT2"><text:chapter text:display="name" text:outline-level="1">About</text:chapter></text:span><text:span text:style-name="MT5"><text:tab/></text:span><text:span text:style-name="MT6">ver: </text:span><text:span text:style-name="MT6"><text:editing-cycles>11</text:editing-cycles></text:span></text:p>
      </style:header-left>
      <style:footer>
        <text:p text:style-name="Footer"><text:span text:style-name="MT7"><text:user-defined style:data-style-name="N0" text:name="Author">Vasileios Pothos</text:user-defined></text:span><text:tab/><text:user-defined style:data-style-name="N0" text:name="Company"/><text:tab/><text:page-number text:select-page="current">5</text:page-number>/<text:page-count>7</text:page-count><text:span text:style-name="MT3">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8">⌂</text:span></text:a><text:span text:style-name="MT4"> <text:s/></text:span><text:page-number text:select-page="current">6</text:page-number>/<text:page-count>7</text:page-count><text:tab/><text:user-defined style:data-style-name="N0" text:name="Company"/><text:tab/><text:span text:style-name="MT7"><text:user-defined style:data-style-name="N0" text:name="Author">Vasileios Pothos</text:user-defined></text:span></text:p>
      </style:footer-left>
    </style:master-page>
    <style:master-page style:name="_30_0-01_20_INTRO" style:display-name="00-01 INTRO" style:page-layout-name="Mpm4" draw:style-name="Mdp1">
      <style:footer>
        <text:p text:style-name="MP1"><text:span text:style-name="_30_3-03_20_Code_20_Font_20_6_20_pt">File: </text:span><text:span text:style-name="_30_3-03_20_Code_20_Font_20_6_20_pt"><text:span text:style-name="MT10"><text:file-name text:display="full">D:\git\terablade2001\vp-cpp-template\Documentation.odt</text:file-name></text:span></text:span><text:span text:style-name="_30_3-03_20_Code_20_Font_20_6_20_pt"><text:tab/>[</text:span><text:span text:style-name="MT11"><text:template-name text:display="name">SoftDevReport-v32</text:template-name></text:span><text:span text:style-name="MT12">]</text:span><text:a xlink:type="simple" xlink:href="https://github.com/terablade2001/LibreOffice-Templates" text:style-name="Internet_20_link" text:visited-style-name="Visited_20_Internet_20_Link"><text:span text:style-name="MT13">►</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7T23:44:19.358000000</meta:creation-date>
    <meta:editing-cycles>11</meta:editing-cycles>
    <meta:editing-duration>PT22M37S</meta:editing-duration>
    <dc:title>Guide to vp-cpp-template</dc:title>
    <dc:date>2021-04-18T22:25:16.019000000</dc:date>
    <meta:document-statistic meta:table-count="1" meta:image-count="0" meta:object-count="0" meta:page-count="7" meta:paragraph-count="207" meta:word-count="1431" meta:character-count="11539" meta:non-whitespace-character-count="10048"/>
    <meta:user-defined meta:name="Author">Vasileios Pothos</meta:user-defined>
    <meta:user-defined meta:name="Author's Initial">VP</meta:user-defined>
    <meta:user-defined meta:name="Company"/>
    <meta:template xlink:type="simple" xlink:actuate="onRequest" xlink:title="SoftDevReport-v32" xlink:href="file:///C:/Users/IRIDALABS_MSI/AppData/Roaming/LibreOffice/4/user/template/SoftDevReport-v32.ott" meta:date="2021-02-27T23:44:19.117000000"/>
  </office:meta>
</office:document-meta>
</file>